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2060" fo:font-size="14pt" fo:font-weight="bold" style:font-size-asian="14pt" style:font-weight-asian="bold"/>
    </style:style>
    <style:style style:name="P3" style:family="paragraph" style:parent-style-name="Standard">
      <style:text-properties fo:font-size="5pt" style:font-size-asian="5pt" style:font-size-complex="5pt"/>
    </style:style>
    <style:style style:name="P4" style:family="paragraph" style:parent-style-name="Standard">
      <style:paragraph-properties fo:margin-top="0cm" fo:margin-bottom="0cm" fo:line-height="120%"/>
    </style:style>
    <style:style style:name="P5" style:family="paragraph" style:parent-style-name="Standard">
      <style:paragraph-properties fo:margin-top="0cm" fo:margin-bottom="0cm" fo:line-height="120%"/>
      <style:text-properties style:use-window-font-color="true"/>
    </style:style>
    <style:style style:name="P6" style:family="paragraph" style:parent-style-name="Standard">
      <style:paragraph-properties fo:margin-left="1.27cm" fo:margin-right="0cm" fo:text-indent="0cm" style:auto-text-indent="false"/>
      <style:text-properties fo:font-size="5pt" style:font-size-asian="5pt" style:font-size-complex="5pt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Heading_20_2">
      <style:paragraph-properties fo:margin-left="0.63cm" fo:margin-right="0cm" fo:line-height="100%" fo:text-indent="-0.63cm" style:auto-text-indent="false"/>
    </style:style>
    <style:style style:name="P9" style:family="paragraph" style:parent-style-name="Header">
      <style:paragraph-properties fo:text-align="center" style:justify-single-word="false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Text_20_body">
      <style:paragraph-properties fo:margin-left="0.63cm" fo:margin-right="0cm" fo:line-height="100%" fo:text-indent="-0.63cm" style:auto-text-indent="false"/>
      <style:text-properties style:use-window-font-color="true" style:text-underline-style="none"/>
    </style:style>
    <style:style style:name="P12" style:family="paragraph" style:parent-style-name="List_20_Paragraph" style:list-style-name="WWNum2">
      <style:text-properties text:display="none"/>
    </style:style>
    <style:style style:name="P13" style:family="paragraph" style:parent-style-name="List_20_Paragraph" style:list-style-name="WWNum1">
      <style:paragraph-properties fo:margin-left="1.259cm" fo:margin-right="0cm" fo:margin-top="0.212cm" fo:margin-bottom="0.353cm" fo:line-height="110%" fo:text-indent="-0.63cm" style:auto-text-indent="false"/>
    </style:style>
    <style:style style:name="P14" style:family="paragraph" style:parent-style-name="List_20_Paragraph" style:list-style-name="WWNum1">
      <style:paragraph-properties fo:margin-left="1.259cm" fo:margin-right="0cm" fo:margin-top="0.212cm" fo:margin-bottom="0.353cm" fo:line-height="110%" fo:text-indent="-0.63cm" style:auto-text-indent="false"/>
      <style:text-properties fo:color="#ff0000"/>
    </style:style>
    <style:style style:name="P15" style:family="paragraph" style:parent-style-name="List_20_Paragraph" style:list-style-name="WWNum1">
      <style:paragraph-properties fo:margin-top="0.212cm" fo:margin-bottom="0.353cm" fo:line-height="110%"/>
    </style:style>
    <style:style style:name="P16" style:family="paragraph" style:parent-style-name="List_20_Paragraph" style:list-style-name="WWNum1">
      <style:paragraph-properties fo:margin-left="0.63cm" fo:margin-right="0cm" fo:margin-top="0.212cm" fo:margin-bottom="0.353cm" fo:line-height="110%" fo:text-indent="0cm" style:auto-text-indent="false"/>
    </style:style>
    <style:style style:name="P17" style:family="paragraph" style:parent-style-name="List_20_Paragraph" style:list-style-name="WWNum1">
      <style:paragraph-properties fo:margin-left="0.63cm" fo:margin-right="0cm" fo:margin-top="0.212cm" fo:margin-bottom="0.353cm" fo:line-height="110%" fo:text-indent="0cm" style:auto-text-indent="false"/>
      <style:text-properties fo:color="#ff0000"/>
    </style:style>
    <style:style style:name="P18" style:family="paragraph" style:parent-style-name="List_20_Paragraph" style:list-style-name="WWNum1">
      <style:paragraph-properties fo:margin-left="0cm" fo:margin-right="0cm" fo:margin-top="0.212cm" fo:margin-bottom="0.353cm" fo:line-height="110%" fo:text-indent="0cm" style:auto-text-indent="false"/>
    </style:style>
    <style:style style:name="P19" style:family="paragraph" style:parent-style-name="No_20_Spacing">
      <style:paragraph-properties fo:margin-top="0.353cm" fo:margin-bottom="0.176cm"/>
    </style:style>
    <style:style style:name="T1" style:family="text">
      <style:text-properties fo:color="#000000" fo:font-size="16pt" style:text-underline-style="solid" style:text-underline-width="auto" style:text-underline-color="font-color" fo:font-weight="bold" style:font-size-asian="16pt" style:font-weight-asian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2060" fo:font-size="14pt" fo:font-weight="bold" style:font-size-asian="14pt" style:font-weight-asian="bold"/>
    </style:style>
    <style:style style:name="T4" style:family="text">
      <style:text-properties fo:color="#ff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1"><text:span text:style-name="T1">MODELE DE CAHIER DES CHARGES DE Les IFFS</text:span></text:p>
      <text:p text:style-name="P2"/>
      <text:p text:style-name="P19"><text:span text:style-name="T3">1. Présentation d’ensemble du projet</text:span></text:p>
      <text:h text:style-name="P8" text:outline-level="2"><text:span text:style-name="T2">Les objectifs du site :</text:span></text:h>
      <text:p text:style-name="P5">Site communautaire de partage de code, de documentation et de techniques de développement web.</text:p>
      <text:p text:style-name="P4"/>
      <text:h text:style-name="P8" text:outline-level="2"><text:span text:style-name="T2">La cible adressée par le site :</text:span></text:h>
      <text:p text:style-name="P11">Développeurs full-stack niveau débutant et intermédiaire. </text:p>
      <text:p text:style-name="P11">Grand public.</text:p>
      <text:list xml:id="list8424045426734781423" text:style-name="WWNum1">
        <text:list-header>
          <text:p text:style-name="P13"/>
        </text:list-header>
      </text:list>
      <text:h text:style-name="P8" text:outline-level="2"><text:span text:style-name="T2">Périmètre du projet :</text:span></text:h>
      <text:list xml:id="list36774291" text:continue-numbering="true" text:style-name="WWNum1">
        <text:list-item>
          <text:p text:style-name="P13">Votre site doit-il être multilingue ? <text:s/><text:span text:style-name="T4">Non</text:span></text:p>
        </text:list-item>
        <text:list-item>
          <text:p text:style-name="P13">Quelles langues sont concernées ? <text:span text:style-name="T4">Public francophone</text:span></text:p>
        </text:list-item>
        <text:list-item>
          <text:p text:style-name="P13">Pour chaque langue le site doit-il subir des adaptations autres que la traduction du contenu ?</text:p>
        </text:list-item>
        <text:list-item>
          <text:p text:style-name="P13">Souhaitez-vous que votre site soit adapté pour les supports mobiles ? <text:span text:style-name="T4">Oui malheureusement</text:span></text:p>
        </text:list-item>
      </text:list>
      <text:h text:style-name="P8" text:outline-level="2"><text:span text:style-name="T2">Description de l’existant :</text:span></text:h>
      <text:list xml:id="list36770290" text:continue-numbering="true" text:style-name="WWNum1">
        <text:list-item>
          <text:p text:style-name="P13">Y a-t-il une déjà une précédente version du site en ligne ? <text:span text:style-name="T4">Non</text:span></text:p>
        </text:list-item>
        <text:list-item>
          <text:p text:style-name="P15">Possédez-vous le nom de domaine que vous souhaitez utiliser ? <text:span text:style-name="T4">Non</text:span></text:p>
        </text:list-item>
        <text:list-item>
          <text:p text:style-name="P15">Quand est-il de l’hébergement ? <text:span text:style-name="T4">Non</text:span></text:p>
        </text:list-item>
        <text:list-item>
          <text:p text:style-name="P15">Y a-t-il des documents de présentation de l’entreprise ou de ses produits disponibles ? <text:span text:style-name="T4">Non</text:span></text:p>
        </text:list-item>
        <text:list-item>
          <text:p text:style-name="P15">Quelles sont les ressources disponibles (logos, éléments graphiques, textes, …) ? <text:span text:style-name="T4">Non</text:span></text:p>
        </text:list-item>
        <text:list-item>
          <text:p text:style-name="P13">Y a-t-il des ressources humaines internes ou externes déjà allouées au projet (chef de projet, webdesigner, webmaster, …) ? <text:span text:style-name="T4">Oui</text:span> </text:p>
        </text:list-item>
      </text:list>
      <text:p text:style-name="List_20_Paragraph"/>
      <text:p text:style-name="P19"><text:span text:style-name="T3">2. Description graphique et ergonomique</text:span></text:p>
      <text:list xml:id="list447270183401779152" text:style-name="WWNum2">
        <text:list-item>
          <text:p text:style-name="P12"/>
        </text:list-item>
      </text:list>
      <text:h text:style-name="P8" text:outline-level="2"><text:span text:style-name="T2">Charte graphique :</text:span></text:h>
      <text:p text:style-name="Standard"><text:soft-page-break/>Si vous avez des éléments graphiques que souhaitez réutiliser comme base de votre nouvelle charte graphique, n’hésitez pas à les inclure le cahier des charges de votre site internet.</text:p>
      <text:list xml:id="list36766533" text:continue-list="list36770290" text:style-name="WWNum1">
        <text:list-item>
          <text:p text:style-name="P13">Quel sera le code couleur de votre site ? Quelle sera la couleur dominante ?</text:p>
          <text:p text:style-name="P16">Palette.pdf</text:p>
        </text:list-item>
        <text:list-item>
          <text:p text:style-name="P13">Y a-t-il des variations du code couleur selon les sections ou les pages de votre site ?</text:p>
          <text:p text:style-name="P16">Oui</text:p>
        </text:list-item>
        <text:list-item>
          <text:p text:style-name="P13">Y a-t-il des déclinaisons de votre logo en fonction du code couleur des pages ?</text:p>
          <text:p text:style-name="P16">Non</text:p>
        </text:list-item>
        <text:list-item>
          <text:p text:style-name="P13">Avez des éléments visuels à réutiliser ?</text:p>
          <text:p text:style-name="P16">Non</text:p>
        </text:list-item>
        <text:list-item>
          <text:p text:style-name="P13">Quelle police souhaitez-vous ? N’hésitez pas à donner des exemples de sites !</text:p>
          <text:p text:style-name="P16">… a voir</text:p>
        </text:list-item>
      </text:list>
      <text:h text:style-name="P8" text:outline-level="2"><text:span text:style-name="T2">Design :</text:span></text:h>
      <text:p text:style-name="Standard">Avez-vous des exigences particulières concernant le design de votre futur site internet : flat design, effet parallaxe, … ?</text:p>
      <text:p text:style-name="Standard"><text:tab/>Aucune exigence particulière.</text:p>
      <text:h text:style-name="P8" text:outline-level="2"><text:span text:style-name="T2">Maquettes :</text:span></text:h>
      <text:p text:style-name="Standard">Avez-vous fait réaliser des maquettes graphiques <text:s/>pour décrire l’organisation des principales pages de votre site web ? Ce n’est pas obligatoire, notamment <text:s/>si vous voulez laisser beaucoup de liberté à votre prestataire. Mais si vous avez une idée précise de ce que vous attendez, il est peut-être temps de vous initier à l’utilisation d’un logiciel de mockup pour réaliser vos maquettes.</text:p>
      <text:p text:style-name="Standard"><text:tab/></text:p>
      <text:p text:style-name="P3"/>
      <text:p text:style-name="P19"><text:span text:style-name="T3">3. Description fonctionnelle et technique</text:span></text:p>
      <text:p text:style-name="Standard">Si vous disposez de spécifications fonctionnelles détaillées ou de tout autre document utile n’hésitez pas à les ajouter en annexe de votre cahier des charges.</text:p>
      <text:list xml:id="list36755190" text:continue-list="list447270183401779152" text:style-name="WWNum2">
        <text:list-item>
          <text:p text:style-name="P12"/>
        </text:list-item>
      </text:list>
      <text:h text:style-name="P8" text:outline-level="2"><text:span text:style-name="T2">Arborescence du site :</text:span></text:h>
      <text:p text:style-name="Standard">Présenter l’arborescence de votre site sous la forme d’un schéma est souvent une bonne idée !</text:p>
      <text:list xml:id="list36755497" text:continue-list="list36766533" text:style-name="WWNum1">
        <text:list-item>
          <text:p text:style-name="P13">Quelle sont les grandes sections de votre site ?</text:p>
          <text:p text:style-name="P16"/>
        </text:list-item>
        <text:list-item>
          <text:p text:style-name="P13">Comment sont organisées les différentes rubriques ? </text:p>
        </text:list-item>
        <text:list-item>
          <text:p text:style-name="P13"><text:soft-page-break/>Quelles sont les pages principales ? </text:p>
        </text:list-item>
      </text:list>
      <text:h text:style-name="P8" text:outline-level="2"><text:span text:style-name="T2">Description fonctionnelle : </text:span></text:h>
      <text:list xml:id="list36783659" text:continue-numbering="true" text:style-name="WWNum1">
        <text:list-item>
          <text:p text:style-name="P13">Votre site comprend-t-il une boutique en ligne ? Si oui, essayer de préciser les modes de livraison et de paiement envisagés, la présence de fonctionnalités de cross-selling, …</text:p>
        </text:list-item>
        <text:list-item>
          <text:p text:style-name="P13">Doit-il y avoir un espace client sécurisé par mot de passe ? </text:p>
          <text:p text:style-name="P14">Oui </text:p>
        </text:list-item>
        <text:list-item>
          <text:p text:style-name="P13">Souhaitez-vous un back office de suivi d’activité ? Précisez les besoins en termes de droits d’administration, illustrez vos processus métiers par des schémas</text:p>
          <text:p text:style-name="P14">Oui</text:p>
        </text:list-item>
        <text:list-item>
          <text:p text:style-name="P13">Votre site doit-il intégrer un moteur de recherche interne ? Un blog ? Un module d’inscription newsletter ? </text:p>
          <text:p text:style-name="P14">Oui moteur. </text:p>
        </text:list-item>
        <text:list-item>
          <text:p text:style-name="P13"><text:s/>…</text:p>
        </text:list-item>
      </text:list>
      <text:h text:style-name="P8" text:outline-level="2"><text:span text:style-name="T2">Informations relatives aux contenus :</text:span></text:h>
      <text:list xml:id="list36779010" text:continue-numbering="true" text:style-name="WWNum1">
        <text:list-item>
          <text:p text:style-name="P13">Quels ont les différents types de contenus que vous comptez présenter sur votre site : articles, images, vidéos, ressources téléchargeables, … ?</text:p>
          <text:p text:style-name="P13"><text:span text:style-name="T4">articles, images.</text:span></text:p>
        </text:list-item>
        <text:list-item>
          <text:p text:style-name="P13">Précisez vos besoins en termes de modification des contenus et création de pages</text:p>
          <text:list>
            <text:list-header>
              <text:p text:style-name="P17">ajout de contenu par les utilisateurs, modération, vote, ...</text:p>
            </text:list-header>
          </text:list>
        </text:list-item>
        <text:list-item>
          <text:p text:style-name="P13">Indiquez que vous souhaitez que la code HTML respecte les standards SEO notamment en matière de balises titres et de meta-informations ?</text:p>
          <text:p text:style-name="P17">Oui </text:p>
        </text:list-item>
      </text:list>
      <text:h text:style-name="P8" text:outline-level="2"><text:span text:style-name="T2">Contraintes techniques :</text:span></text:h>
      <text:list xml:id="list36756695" text:continue-numbering="true" text:style-name="WWNum1">
        <text:list-item>
          <text:p text:style-name="P13">Quelles sont les éventuelles technologies imposées ou privilégiées : langages, frameworks, CMS, ... ?</text:p>
          <text:p text:style-name="P17">Silex, Bootstrap4, JQuery, API gestion d'affichage, </text:p>
        </text:list-item>
        <text:list-item>
          <text:p text:style-name="P13">Avec quels navigateurs votre site doit-il être compatible ?</text:p>
          <text:p text:style-name="P17">Mozilla / Chrome</text:p>
        </text:list-item>
        <text:list-item>
          <text:p text:style-name="P13">Souhaitez-vous que le prestataire prenne en charge l’hébergement ?</text:p>
          <text:list>
            <text:list-item>
              <text:list>
                <text:list-header>
                  <text:p text:style-name="P18"><text:s text:c="5"/><text:span text:style-name="T4"><text:s/>Oui</text:span></text:p>
                </text:list-header>
              </text:list>
            </text:list-item>
          </text:list>
        </text:list-item>
        <text:list-item>
          <text:p text:style-name="P13"><text:soft-page-break/>Quelles sont les intégrations à des systèmes tiers à prévoir : réseaux sociaux, comptabilité, facturation, emailing, marketing automation, CRM, webanalyse, … ?</text:p>
          <text:p text:style-name="P17">API Facebook, Google Analytics, </text:p>
        </text:list-item>
      </text:list>
      <text:p text:style-name="P6"/>
      <text:p text:style-name="P19"><text:span text:style-name="T3">4. Prestations attendues et modalités de sélection des prestataires</text:span></text:p>
      <text:list xml:id="list36765062" text:continue-list="list36755190" text:style-name="WWNum2">
        <text:list-item>
          <text:p text:style-name="P12"/>
        </text:list-item>
      </text:list>
      <text:h text:style-name="P8" text:outline-level="2"><text:span text:style-name="T2">Prestations attendues : </text:span></text:h>
      <text:p text:style-name="Standard">Précisez ici la liste de toutes les prestations que vous souhaitez sous-traiter à votre futur prestataire et pour lesquelles vous souhaitez que les candidats vous soumettent de devis :</text:p>
      <text:list xml:id="list36778854" text:continue-list="list36756695" text:style-name="WWNum1">
        <text:list-item>
          <text:p text:style-name="P13">Développement</text:p>
        </text:list-item>
        <text:list-item>
          <text:p text:style-name="P13">Design</text:p>
        </text:list-item>
        <text:list-item>
          <text:p text:style-name="P13">Intégration</text:p>
        </text:list-item>
        <text:list-item>
          <text:p text:style-name="P13">Migration de base de données ou autres actifs existants</text:p>
        </text:list-item>
        <text:list-item>
          <text:p text:style-name="P13">Achat du nom de domaine et gestion de l’hébergement</text:p>
        </text:list-item>
        <text:list-item>
          <text:p text:style-name="P13">Maintenance et mises à jours</text:p>
        </text:list-item>
        <text:list-item>
          <text:p text:style-name="P13">Formation à la gestion du site</text:p>
        </text:list-item>
        <text:list-item>
          <text:p text:style-name="P13">Accompagnement marketing : plan marketing, SEO, SEA, webanalyse, …)</text:p>
        </text:list-item>
        <text:list-item>
          <text:p text:style-name="P13">…</text:p>
        </text:list-item>
      </text:list>
      <text:h text:style-name="P8" text:outline-level="2"><text:span text:style-name="T2">Planning : </text:span></text:h>
      <text:list xml:id="list36785581" text:continue-numbering="true" text:style-name="WWNum1">
        <text:list-item>
          <text:p text:style-name="P13">Quelle est la date limite soumission de candidature pour les prestataires ?</text:p>
        </text:list-item>
        <text:list-item>
          <text:p text:style-name="P13">Quelles sont les dates prévues pour d’éventuelles soutenances orales ? </text:p>
        </text:list-item>
        <text:list-item>
          <text:p text:style-name="P13">A quelle date sera sélectionné le prestataire ? </text:p>
        </text:list-item>
        <text:list-item>
          <text:p text:style-name="P13">Quelles ont les principales deadlines intermédiaires du projet selon les différents lots envisagés ? </text:p>
        </text:list-item>
        <text:list-item>
          <text:p text:style-name="P13">A quelle date souhaitez-vous la livraison finale du projet ?</text:p>
        </text:list-item>
      </text:list>
      <text:h text:style-name="P8" text:outline-level="2"><text:span text:style-name="T2">Méthodologie de suivi :</text:span></text:h>
      <text:list xml:id="list36765711" text:continue-numbering="true" text:style-name="WWNum1">
        <text:list-item>
          <text:p text:style-name="P13">Souhaitez-vous que le prestataire recourt à une méthodologie de développement agile ?</text:p>
        </text:list-item>
        <text:list-item>
          <text:p text:style-name="P13">Comment voulez-vous organiser le suivi du projet : échanges téléphoniques hebdomadaires, présentation physique régulière des avancées, … ?</text:p>
        </text:list-item>
        <text:list-item>
          <text:p text:style-name="P13">Souhaitez-vous avoir accès à un environnement de pré production ?</text:p>
        </text:list-item>
      </text:list>
      <text:h text:style-name="P8" text:outline-level="2"><text:bookmark text:name="_GoBack"/><text:span text:style-name="T2">Modalités de sélection du prestataire : </text:span></text:h>
      <text:list xml:id="list36767350" text:continue-numbering="true" text:style-name="WWNum1">
        <text:list-item>
          <text:p text:style-name="P13"><text:soft-page-break/>Quels éléments souhaitez-vous que le prestataire intègre à sa réponse : présentation de la société avec références, préconisations techniques, difficultés identifiées, méthodologie proposée, présentation de l’équipe projet, devis détaillé, … ?</text:p>
        </text:list-item>
        <text:list-item>
          <text:p text:style-name="P13">Avez-vous établi une grille de critères pour évaluer les réponses des prestataires ?</text:p>
        </text:list-item>
        <text:list-item>
          <text:p text:style-name="P13">Indiquez le ou les contacts en cas de question sur le cahier des charges ainsi que la date limite de réponse</text:p>
        </text:list-item>
        <text:list-item>
          <text:p text:style-name="P13">Si vous disposez d’une estimation de budget pour votre projet vous pouvez également le mentionner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next-style-name="Text_20_body" style:default-outline-level="2" style:class="text">
      <style:paragraph-properties fo:margin-top="0.353cm" fo:margin-bottom="0.353cm" fo:line-height="150%"/>
      <style:text-properties fo:color="#262626" fo:font-size="12pt" fo:font-weight="bold" style:font-size-asian="12pt" style:font-weight-asian="bold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Titre_20_2_20_Car" style:display-name="Titre 2 Car" style:family="text" style:parent-style-name="Default_20_Paragraph_20_Font">
      <style:text-properties fo:color="#262626" fo:font-size="12pt" fo:font-weight="bold" style:font-size-asian="12pt" style:font-weight-asian="bold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F"/>
    </style:style>
    <style:style style:name="ListLabel_20_2" style:display-name="ListLabel 2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801cm" fo:margin-bottom="1.249cm" fo:margin-left="2.499cm" fo:margin-right="2.499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99cm" fo:margin-left="0cm" fo:margin-right="0cm" fo:margin-bottom="1.598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tilisateur Windows</meta:initial-creator>
    <dc:creator>Nico Nico</dc:creator>
    <meta:editing-cycles>5</meta:editing-cycles>
    <meta:creation-date>2017-05-29T13:34:00</meta:creation-date>
    <dc:date>2017-11-07T16:58:20.32</dc:date>
    <meta:editing-duration>PT52M11S</meta:editing-duration>
    <meta:generator>OpenOffice/4.1.3$Win32 OpenOffice.org_project/413m1$Build-9783</meta:generator>
    <meta:document-statistic meta:table-count="0" meta:image-count="0" meta:object-count="0" meta:page-count="5" meta:paragraph-count="97" meta:word-count="1029" meta:character-count="614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